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Noto Sans CJK SC Regular1" svg:font-family="'Noto Sans CJK SC Regular'" style:font-family-generic="moder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svg:stroke-linecap="butt" draw:fill="non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none" svg:stroke-width="0cm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svg:stroke-width="0cm" svg:stroke-linecap="butt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9.65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1.269cm" style:use-optimal-row-height="false"/>
    </style:style>
    <style:style style:name="ro2" style:family="table-row">
      <style:table-row-properties style:row-height="1.082cm" style:use-optimal-row-height="false"/>
    </style:style>
    <style:style style:name="ro3" style:family="table-row">
      <style:table-row-properties style:row-height="1.081cm" style:use-optimal-row-height="false"/>
    </style:style>
    <style:style style:name="ce1" style:family="table-cell">
      <loext:graphic-properties draw:fill="solid" draw:fill-color="#729fc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-left="0.48pt solid #ffffff" fo:border-right="0.48pt solid #ffffff" fo:border-top="0.48pt solid #ffffff" fo:border-bottom="1.5pt solid #ffffff" style:punctuation-wrap="simple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2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5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P5" style:family="paragraph">
      <style:paragraph-properties fo:margin-left="0cm" fo:margin-right="0cm" fo:margin-top="0.1cm" fo:margin-bottom="0.1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style:font-name-asian="Noto Sans CJK SC Regular1" style:font-size-asian="18pt" style:font-style-asian="normal" style:font-weight-asian="bold" style:font-name-complex="Lohit Devanagari1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fr" fo:country="FR" fo:font-style="italic" style:text-underline-style="solid" style:text-underline-width="auto" style:text-underline-color="font-color" fo:font-weight="normal" style:font-name-asian="Noto Sans CJK SC Regular1" style:font-size-asian="18pt" style:font-style-asian="italic" style:font-weight-asian="normal" style:font-name-complex="Lohit Devanagari1" style:font-size-complex="18pt" style:font-style-complex="italic" style:font-weight-complex="normal"/>
    </style:style>
    <style:style style:name="T3" style:family="text">
      <style:text-properties fo:font-variant="normal" fo:text-transform="none" fo:color="#bf0041" loext:opacity="100%" style:text-line-through-style="none" style:text-line-through-type="none" style:text-position="0% 100%" style:font-name="Liberation Sans" fo:font-size="16pt" fo:letter-spacing="normal" fo:language="fr" fo:country="FR" fo:font-style="italic" style:text-underline-style="none" fo:font-weight="normal" style:font-name-asian="Noto Sans CJK SC Regular1" style:font-size-asian="16pt" style:font-style-asian="italic" style:font-weight-asian="normal" style:font-name-complex="Lohit Devanagari1" style:font-size-complex="16pt" style:font-style-complex="italic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8pt" fo:letter-spacing="normal" fo:language="fr" fo:country="FR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Box 2" draw:style-name="gr1" draw:text-style-name="P2" draw:layer="layout" svg:width="23.892cm" svg:height="1.775cm" svg:x="1.898cm" svg:y="0.345cm">
          <text:p text:style-name="P1"><text:span text:style-name="T1">Séances du cours AMS-I03 2020-2021 : Programmation hybride et multicœurs</text:span></text:p>
          <text:p text:style-name="P1"><text:span text:style-name="T2">Les séances seront données sous forme de réunions Z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2" draw:layer="layout" svg:width="6.146cm" svg:height="1.601cm" svg:x="21.5cm" svg:y="13.5cm">
          <text:p text:style-name="P3"><text:span text:style-name="T3">Dernière modification :</text:span></text:p>
          <text:p text:style-name="P3"><text:span text:style-name="T3"><text:s/></text:span><text:span text:style-name="T3">20/1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15.617cm" svg:height="12.087cm" svg:x="5.824cm" svg:y="3.11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Date</text:span></text:p>
              </table:table-cell>
              <table:table-cell>
                <text:p text:style-name="P4"><text:span text:style-name="T4">Horaire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Vendredi 27/11/2020</text:span></text:p>
              </table:table-cell>
              <table:table-cell>
                <text:p text:style-name="P5"><text:span text:style-name="T5">09:00 - 12:15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Vendredi 04/12/2020</text:span></text:p>
              </table:table-cell>
              <table:table-cell>
                <text:p text:style-name="P5"><text:span text:style-name="T5">09:00 - 12:15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Vendredi 11/12/2020</text:span></text:p>
              </table:table-cell>
              <table:table-cell>
                <text:p text:style-name="P5"><text:span text:style-name="T5">09:00 - 12:15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Vendredi 18/12/2020</text:span></text:p>
              </table:table-cell>
              <table:table-cell>
                <text:p text:style-name="P5"><text:span text:style-name="T5">09:00 - 12:15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Vendredi 08/01/2021</text:span></text:p>
              </table:table-cell>
              <table:table-cell>
                <text:p text:style-name="P5"><text:span text:style-name="T5">09:00 - 12:15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Vendredi 15/01/2021</text:span></text:p>
              </table:table-cell>
              <table:table-cell>
                <text:p text:style-name="P5"><text:span text:style-name="T5">09:00 - 12:15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Vendredi 22/01/2021</text:span></text:p>
              </table:table-cell>
              <table:table-cell>
                <text:p text:style-name="P5"><text:span text:style-name="T5">09:00 - 12:15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Vendredi 29/01/2021</text:span></text:p>
              </table:table-cell>
              <table:table-cell>
                <text:p text:style-name="P5"><text:span text:style-name="T5">09:00 - 12:15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Vendredi 05/02/2021</text:span></text:p>
              </table:table-cell>
              <table:table-cell>
                <text:p text:style-name="P5"><text:span text:style-name="T5">09:00 - 12:15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5">Vendredi 12/02/2021</text:span></text:p>
              </table:table-cell>
              <table:table-cell>
                <text:p text:style-name="P5"><text:span text:style-name="T5">09:00 - 12:1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Slide Number Placeholder 6" draw:style-name="gr3" draw:text-style-name="P2" draw:layer="layout" svg:width="9.112cm" svg:height="1.483cm" svg:x="11.886cm" svg:y="28.215cm">
            <text:p text:style-name="P6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9.79cm" svg:height="11.134cm" svg:x="0.604cm" svg:y="2.258cm" draw:page-number="1" presentation:class="page"/>
          <draw:frame draw:name="Notes Placeholder 2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Noto Sans CJK SC Regular1" svg:font-family="'Noto Sans CJK SC Regular'" style:font-family-generic="moder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#000000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#000000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" style:page-layout-name="PM1" draw:style-name="Mdp1"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Marc</meta:initial-creator>
    <meta:editing-cycles>5</meta:editing-cycles>
    <meta:creation-date>2018-11-22T23:08:39</meta:creation-date>
    <dc:date>2020-11-20T11:44:43.424789820</dc:date>
    <meta:editing-duration>PT26M44S</meta:editing-duration>
    <meta:generator>LibreOffice/7.0.2.2$Linux_X86_64 LibreOffice_project/00$Build-2</meta:generator>
    <meta:document-statistic meta:object-count="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